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 Times" svg:font-family="'Free Tim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 Times" officeooo:paragraph-rsid="00047faf"/>
    </style:style>
    <style:style style:name="P2" style:family="paragraph" style:parent-style-name="Standard">
      <style:paragraph-properties fo:text-align="end" style:justify-single-word="false"/>
      <style:text-properties style:font-name="Free Times" fo:font-size="12pt" fo:font-weight="normal" officeooo:paragraph-rsid="00047fa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indent="0.998cm" style:auto-text-indent="false"/>
      <style:text-properties style:font-name="Free Times" officeooo:paragraph-rsid="00047faf"/>
    </style:style>
    <style:style style:name="P4" style:family="paragraph" style:parent-style-name="Standard">
      <style:paragraph-properties fo:margin-left="3.787cm" fo:margin-right="0cm" fo:text-indent="0cm" style:auto-text-indent="false"/>
      <style:text-properties style:font-name="Free Times" officeooo:paragraph-rsid="00047faf"/>
    </style:style>
    <style:style style:name="P5" style:family="paragraph" style:parent-style-name="Standard">
      <style:paragraph-properties fo:margin-left="3.865cm" fo:margin-right="0cm" fo:text-indent="0cm" style:auto-text-indent="false"/>
      <style:text-properties style:font-name="Free Times" officeooo:paragraph-rsid="00047faf"/>
    </style:style>
    <style:style style:name="P6" style:family="paragraph" style:parent-style-name="Standard">
      <style:paragraph-properties fo:margin-left="3.918cm" fo:margin-right="0cm" fo:text-indent="0cm" style:auto-text-indent="false"/>
      <style:text-properties style:font-name="Free Times" officeooo:paragraph-rsid="00047faf"/>
    </style:style>
    <style:style style:name="P7" style:family="paragraph" style:parent-style-name="Standard">
      <style:paragraph-properties fo:margin-left="3.997cm" fo:margin-right="0cm" fo:text-indent="0cm" style:auto-text-indent="false"/>
      <style:text-properties style:font-name="Free Times" officeooo:paragraph-rsid="00047faf"/>
    </style:style>
    <style:style style:name="P8" style:family="paragraph" style:parent-style-name="Standard">
      <style:paragraph-properties fo:margin-left="3.971cm" fo:margin-right="0cm" fo:text-indent="0cm" style:auto-text-indent="false"/>
      <style:text-properties style:font-name="Free Times" officeooo:paragraph-rsid="00047faf"/>
    </style:style>
    <style:style style:name="P9" style:family="paragraph" style:parent-style-name="Standard">
      <style:paragraph-properties fo:margin-left="4.023cm" fo:margin-right="0cm" fo:text-indent="0cm" style:auto-text-indent="false"/>
      <style:text-properties style:font-name="Free Times" officeooo:paragraph-rsid="00047faf"/>
    </style:style>
    <style:style style:name="P10" style:family="paragraph" style:parent-style-name="Standard">
      <style:paragraph-properties fo:margin-left="0cm" fo:margin-right="0cm" fo:text-align="justify" style:justify-single-word="false" fo:text-indent="0.998cm" style:auto-text-indent="false">
        <style:tab-stops>
          <style:tab-stop style:position="0cm"/>
        </style:tab-stops>
      </style:paragraph-properties>
      <style:text-properties style:font-name="Free Times" officeooo:paragraph-rsid="00047faf"/>
    </style:style>
    <style:style style:name="P11" style:family="paragraph" style:parent-style-name="Standard">
      <style:paragraph-properties fo:margin-left="0cm" fo:margin-right="0cm" fo:text-align="justify" style:justify-single-word="false" fo:text-indent="0.998cm" style:auto-text-indent="false"/>
      <style:text-properties style:font-name="Free Times" officeooo:paragraph-rsid="00047faf"/>
    </style:style>
    <style:style style:name="P12" style:family="paragraph" style:parent-style-name="Standard">
      <style:paragraph-properties fo:margin-left="0cm" fo:margin-right="0cm" fo:text-align="end" style:justify-single-word="false" fo:text-indent="0.998cm" style:auto-text-indent="false"/>
      <style:text-properties style:font-name="Free Times" officeooo:paragraph-rsid="00047faf"/>
    </style:style>
    <style:style style:name="P13" style:family="paragraph" style:parent-style-name="Standard">
      <style:paragraph-properties fo:text-align="justify" style:justify-single-word="false"/>
      <style:text-properties style:font-name="Free Times" officeooo:paragraph-rsid="00047faf"/>
    </style:style>
    <style:style style:name="P14" style:family="paragraph" style:parent-style-name="Standard">
      <style:paragraph-properties fo:margin-left="0cm" fo:margin-right="0cm" fo:text-align="justify" style:justify-single-word="false" fo:text-indent="0.974cm" style:auto-text-indent="false"/>
      <style:text-properties style:font-name="Free Times" officeooo:paragraph-rsid="00047faf"/>
    </style:style>
    <style:style style:name="P15" style:family="paragraph" style:parent-style-name="Standard">
      <style:paragraph-properties fo:margin-left="0cm" fo:margin-right="0cm" fo:text-align="justify" style:justify-single-word="false" fo:text-indent="1.025cm" style:auto-text-indent="false"/>
      <style:text-properties style:font-name="Free Times" officeooo:paragraph-rsid="00047faf"/>
    </style:style>
    <style:style style:name="P16" style:family="paragraph" style:parent-style-name="Heading_20_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Free Times" fo:font-size="12pt" officeooo:paragraph-rsid="00047faf" style:font-size-asian="12pt" style:font-size-complex="12pt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Голос</text:h>
      <text:p text:style-name="P1"/>
      <text:p text:style-name="P10">Писать об этой книге трудно.</text:p>
      <text:p text:style-name="P10">Не так-то легко даже читать её.</text:p>
      <text:p text:style-name="P10">В этой книге – как во всех поэтических сборниках Ольги Рожанской – музеум всех времён и народов.</text:p>
      <text:p text:style-name="P10">Колыбель Христианства – ветхозаветная Иудея (Ольга Рожанская часто писала о мире Ветхого Завета; Новый Завет для неё почти неназываем, апофатичен). Христианская ойкумена – средневековая Франция, старая Англия, Московская Русь. Дохристианские цивилизации (греческая Античность, Скандинавия конунгов), внехристианские цивилизации (Шумер, Древний Египет, Китай).</text:p>
      <text:p text:style-name="P10">В этой книге Ольги Рожанской стихи – ещё сложнее для читательского восприятия, чем стихи её предыдущих книг.</text:p>
      <text:p text:style-name="P10">В произведениях на историческую тематику всегда должна быть экспозиция, вводящая читателя (слушателя, зрителя) в место и время действия. Театральная декорация. Портик с ионическими колоннами на переднем плане, панорама Афин на заднем плане – стало быть, мы в Древней Греции. Повсюду египетские иероглифы – значит, мы в Древнем Египте. В литературе роль «декораций» играют исторические реалии, имена, детали, специально введённые автором в начальные абзацы произведения.</text:p>
      <text:p text:style-name="P10">В стихотворениях этой книги такие реалии могут появиться в самой последней строфе. Или не появиться вообще.</text:p>
      <text:p text:style-name="P10">Мы, читатели, не пребываем в уютно освещённом зрительном зале, мы пробираемся среди декораций в ночной темноте – с фонариком. Хорошо ещё, если луч нашего фонарика выхватит из мрака амфору или резную балясину. А то ведь придётся на ощупь догадываться о том, где мы сейчас находимся – в Древней Греции, в Вавилоне или в современной Москве.</text:p>
      <text:p text:style-name="P13"/>
      <text:p text:style-name="P1"/>
      <text:p text:style-name="P4">Над водой слышнее звуки,<text:line-break/>Небо тонет в тростниках.<text:line-break/>К небу кто протянет руки –<text:line-break/>Тоже канет в тростниках.</text:p>
      <text:p text:style-name="P4"/>
      <text:p text:style-name="P4">Над водой бесцветной рябью<text:line-break/>Всеми ста проходит Дух.<text:line-break/>Тверди где восстать над хлябью –<text:line-break/>Все места обходит Дух.</text:p>
      <text:p text:style-name="P4"/>
      <text:p text:style-name="P4">Высшей Силы деликатность<text:line-break/>Воды сдержит, если мы<text:line-break/>На ногах своих, на ватных,<text:line-break/>Робко выступим из тьмы.</text:p>
      <text:p text:style-name="P1"/>
      <text:p text:style-name="P11">Из двух первых строф этого стихотворения не ясно почти ничего. Тростники. Египет? А, может и не Египет (мало ли где растут тростники). Дух, отделяющий твердь от водной <text:soft-page-break/>хляби. Ветхий Завет? Не обязательно (в полинезийских мифах Бог тоже отделяет сушу от вод). Только третья строфа более-менее определённо наводит на исходный сюжет. Кажется, здесь речь идёт о египетском пленении евреев и об их исходе через Чёрное море. Но именно что кажется – с большой, но не с окончательной уверенностью.</text:p>
      <text:p text:style-name="P11">А порой вообще нет даже малейших подсказок…</text:p>
      <text:p text:style-name="P1"/>
      <text:p text:style-name="P5">Посмотри на восток:<text:line-break/>Так ли ветер, как прежде, жесток?<text:line-break/>И на запад взгляни:<text:line-break/>Потонули иль живы они?</text:p>
      <text:p text:style-name="P5"/>
      <text:p text:style-name="P5">Шелестя, как песок,<text:line-break/>Уползает за часом часок.<text:line-break/>Словно дети в лесу,<text:line-break/>Мы ужасную зрели красу –</text:p>
      <text:p text:style-name="P5"/>
      <text:p text:style-name="P5">Плыли змеи в ночи<text:line-break/>И луны отражали лучи.</text:p>
      <text:p text:style-name="P13"/>
      <text:p text:style-name="P11">Кто – «они» (потонувшие или не потонувшие)? Что за змеи плыли в ночи?</text:p>
      <text:p text:style-name="P11">Чтобы понять, о чём ведётся разговор, придётся заглянуть в словарь «Мифы народов мира». Да и тот не поможет (слишком многие народы мира свидетельствовали о змеях, плывущих в ночи).</text:p>
      <text:p text:style-name="P11">Какой-то слепой обломок неведомой мифологии, археологический артефакт без перспективы на верную атрибуцию.</text:p>
      <text:p text:style-name="P11">Стихи этой книги – словно уравнения с большим количеством неизвестных, иксов и игреков. Иногда, кстати, и иксов-то не столь много, но всё равно решение не просматривается.</text:p>
      <text:p text:style-name="P13"/>
      <text:p text:style-name="P6">Вот Папа, в том не ведая греха,<text:line-break/>Пощупал пленников, лежащих на рогоже:<text:line-break/>”Ну, точно ангелы! – полны и светлокожи.<text:line-break/>Чтоб выбить дурь, пошлём к ним пастуха”.</text:p>
      <text:p text:style-name="P6"/>
      <text:p text:style-name="P6">У них на севере шумит широкий дуб.<text:line-break/>Ты варварской душе придай ветвисту форму;<text:line-break/>Простую пищу ешь (у нас так скот не кормят!),<text:line-break/>И капища не тронь наивный сруб.</text:p>
      <text:p text:style-name="P1"/>
      <text:p text:style-name="P11">Попытка обратить в католическую веру северных язычников (Папа шлёт к ним посланника и даёт ему назидания)? Допустим. Но о каких именно язычниках идёт речь – о германцах, кельтах, балтах, славянах? Неясно.</text:p>
      <text:p text:style-name="P11">Да тут ещё и характерно сверхплотный синтаксис поэзии Ольги Рожанской, вполне достойный царственного синтаксиса Вячеслава Иванова.</text:p>
      <text:p text:style-name="P3"><text:soft-page-break/></text:p>
      <text:p text:style-name="P11">«Его суровые речения сцеплены крепко, - местами они кажутся даже скованными… И мне до горечи обидно… за недоступность так заманчиво пляшущих передо мной хореев и за тайнопись их следов на арене, впитавших столько благородного пота».</text:p>
      <text:p text:style-name="P12">(Иннокентий Анненский. «О современном лиризме»).</text:p>
      <text:p text:style-name="P11"/>
      <text:p text:style-name="P11">Редкие конкретные существительные – тростники, дубы и туманы – впаяны в железные конструкции неведомого нам контекста и укрупнены до предела. Маленький человек неуклюже тыкается во все эти тростники, дубы и туманы.</text:p>
      <text:p text:style-name="P11">Наталкиваясь на Бога.</text:p>
      <text:p text:style-name="P11">Поэзия Ольги Рожанской – религиозная, духовная поэзия.</text:p>
      <text:p text:style-name="P11">Но она не похожа на обычную религиозную поэзию – как классическую, так и современную. Непохожа на поэзию Олеси Николаевой, Светланы Кековой, даже на поэзию Ольги Седаковой (я уж не говорю о песнопениях Жанны Бичевской или иеромонаха Романа).</text:p>
      <text:p text:style-name="P11">Если обычная религиозная поэзия – уверенно-линейный диалог автора с Богом, то пунктирные стихи Рожанской – нечто совсем иное. Я бы сказал, что это напоминает мне попытки землян установить контакт с внеземными цивилизациями.</text:p>
      <text:p text:style-name="P11">Земляне шлют в космос сигналы – без какого то ни было подтверждения, что эти сигналы приняты (и могут быть приняты в принципе). Земляне, в свою очередь, то ли получают, то ли не получают некие «свидетельства» от инопланетян, но невозможно достоверно выяснить, чего стоят данные свидетельства, и, тем более, что конкретно они означают.</text:p>
      <text:p text:style-name="P11">Оттого так смутны стихи Ольги Рожанской, ведущиеся от лица многих людей или от лица одного человека (даже если этот человек – Пророк, исполняющий волю Господа).</text:p>
      <text:p text:style-name="P11">Горизонт читателя в этих стихах соответствует горизонту повествователя-простеца – вот именно слепо тыкающегося в тростники, дубы и туманы, в эллинские побережья и норвежские фьорды, в британские холмы и московские высотки.</text:p>
      <text:p text:style-name="P11">Есть в этой книге Ольги Рожанской и иные стихи – написанные от Имени Бога (чаще всего, хоть не всегда – от имени Бога Ветхого Завета).</text:p>
      <text:p text:style-name="P11">Воистину, державинское дерзновение.</text:p>
      <text:p text:style-name="P7"/>
      <text:p text:style-name="P7">Я отманил Лавана дочерей,<text:line-break/>Как голубиц с соседней голубятни.<text:line-break/>Изобрази, чтоб было им понятней,</text:p>
      <text:p text:style-name="P7">Вола и льва у храмовых дверей.</text:p>
      <text:p text:style-name="P7"/>
      <text:p text:style-name="P7">Веди, пророк, непонятую речь;<text:line-break/>Паси слова, как Я пасу народы.<text:line-break/>Пока с глагола справишься породой,<text:line-break/>Успею кости кожею облечь.</text:p>
      <text:p text:style-name="P7"/>
      <text:p text:style-name="P7">Побив раба и нагрузив осла,<text:line-break/>Ты хочешь знать зачем земля кругла?<text:line-break/>Поди спроси богов своих голодных!<text:line-break/><text:soft-page-break/>Я ночь черню. Чудны Мои дела.</text:p>
      <text:p text:style-name="P1"/>
      <text:p text:style-name="P11">Бог сам признаётся в том, что чудны Его дела (и вправду – инопланетянин). Да ещё и с ревнивой насмешкой отсылает пророка к его богам («Поди спроси богов своих голодных»).</text:p>
      <text:p text:style-name="P11">Это ещё что: в некоторых стихах Ольги Рожанской (Единый) Бог сам способен творить (множественных) богов.</text:p>
      <text:p text:style-name="P3"/>
      <text:p text:style-name="P7">Иная близится пора,<text:line-break/>И руки взъемлют рукояти;<text:line-break/>От нас неведенье отъяти<text:line-break/>Задумал Ты. И рек: “Пора!”</text:p>
      <text:p text:style-name="P7"/>
      <text:p text:style-name="P7">И вот – наполнен небосвод,<text:line-break/>Как хлев, сварливыми богами,<text:line-break/>И властелин вперёд ногами<text:line-break/>В ладье украшенной плывёт. </text:p>
      <text:p text:style-name="P1"/>
      <text:p text:style-name="P14">Поэзия Ольги Рожанской – христианская поэзия. Но она, эта поэзия, абсолютно лишена «конфессиональной самозамкнутости» и неизбежного следствия такой замкнутости – «конфессионального эгоизма».</text:p>
      <text:p text:style-name="P14">Тут не то что «перегородки между верованиями не доходят до Бога»; тут Бог Сам творит эти перегородки по Свой Воле (и Сам их разрушает по Своей Воле).</text:p>
      <text:p text:style-name="P14">Бог, например, может сделать человеку языческую веру – исходя из состояния духа и сознания человека, подобно тому, как отец делает своему ребёнку яркую игрушку.</text:p>
      <text:p text:style-name="P14">И даже «эволюция по Дарвину» - не более чем ещё одна игрушка Бога для любимого дитяти (для человека).</text:p>
      <text:p text:style-name="P1"/>
      <text:p text:style-name="P7">Грядет Великая Игра.<text:line-break/>Земная корчится кора,<text:line-break/>И проявляются черты<text:line-break/>Лица Того, с кем мы – на “ты”.</text:p>
      <text:p text:style-name="P7"/>
      <text:p text:style-name="P7">Смотри: по правилам игры<text:line-break/>Скачками движутся миры,<text:line-break/>И превращается в змею<text:line-break/>Амёба, суть слиняв свою.</text:p>
      <text:p text:style-name="P7"/>
      <text:p text:style-name="P7">Выходят крабы из пучин,<text:line-break/>Чтоб веселиться без причин,<text:line-break/>И перед сушей пляшет кит,<text:line-break/>Как перед скинией Давид.</text:p>
      <text:p text:style-name="P1"><text:s text:c="2"/></text:p>
      <text:p text:style-name="P15">В духовной лирике Ольги Рожанской светлый луч Благой Вести – как бы проходит сквозь стёкла, призмы и витражи человеческого сознания, преломляясь и расщепляясь на <text:soft-page-break/>сотни многоцветных лучиков.</text:p>
      <text:p text:style-name="P15">Я впервые употребил слово «лирика» - и тут же усомнился в правомочности этого.</text:p>
      <text:p text:style-name="P15">Как известно, не всякая поэзия – лирика (да и не всякая лирика – поэзия).</text:p>
      <text:p text:style-name="P15">Лирика – всё, что написано от себя, от собственной души. Пускай даже от имени приукрашенного «лирического героя» - но всё равно от себя.</text:p>
      <text:p text:style-name="P15">Потому поэма Александра Твардовского «Страна Муравия» - не лирика. И роман «Евгений Онегин» - лирика лишь в лирических отступлениях.</text:p>
      <text:p text:style-name="P15">Ольга Рожанская, в основном, писала не от себя; её стихи – либо речь из уст «другого» (египетского жреца, древнего грека, средневековой дамы, пророка, Бога), либо безличное повествование. В этой книге я насчитал только четыре стихотворения, написанных автором от себя (плюс ещё четыре стихотворения – под сомнением).</text:p>
      <text:p text:style-name="P15">Лирика ли – этот великолепный монотеатр Ольги Рожанской, в котором одна-единственная исполнительница, но так много разнообразных ролей?</text:p>
      <text:p text:style-name="P15">Да, лирика.</text:p>
      <text:p text:style-name="P15">Во-первых, лирическое начало обеспечено <text:span text:style-name="T1">личностью</text:span> автора – удивительно цельной и зримо проглядывающей сквозь все пёстрые маски и стилизации.</text:p>
      <text:p text:style-name="P15">А во-вторых…</text:p>
      <text:p text:style-name="P15">Этот сборник стихов – <text:span text:style-name="T1">посмертная</text:span> книга Ольги Рожанской. Нельзя не учитывать это.</text:p>
      <text:p text:style-name="P15">Дело даже не в том, что «когда человек умирает, меняются его портреты».</text:p>
      <text:p text:style-name="P15">Дело в другом…</text:p>
      <text:p text:style-name="P15">Мне очень неудобно говорить то, что я скажу сейчас…</text:p>
      <text:p text:style-name="P15">Боюсь впасть в грех «крайнего эстетизма, доходящего до бесчеловечности».</text:p>
      <text:p text:style-name="P15">Тем не менее, скажу…</text:p>
      <text:p text:style-name="P15">Мне кажется, что трагическая смерть Ольги Рожанской стала <text:span text:style-name="T1">завершением композиции</text:span> этой книги.</text:p>
      <text:p text:style-name="P15">Словно купол на храме.</text:p>
      <text:p text:style-name="P15">Понимаю, что это моё заявление – более чем рискованно. Поддержкой полагаю слова, услышанные мной от виднейшего православного богослова наших дней – протодиакона о. Андрея (Кураева): «Каждый человек должен работать над будущей собственной смертью, словно над произведением искусства».</text:p>
      <text:p text:style-name="P15">(Разве не явления культуры и искусства – смерти Державина, Пушкина, Лермонтова, Льва Толстого, Чехова, Блока, Александра Меня?).</text:p>
      <text:p text:style-name="P15">…Эта тема в этой книге прозвучит два раза.</text:p>
      <text:p text:style-name="P15">Первый раз – тихо, спокойно, трезво, мудро…</text:p>
      <text:p text:style-name="P1"/>
      <text:p text:style-name="P8">Я не скажу, чтоб я жила счастливо,<text:line-break/>А всё ж не так, чтоб не хотеть еще!<text:line-break/>Кто дал нам право требовать добавки?<text:line-break/>(Метели мягкой и колючей травки)<text:line-break/>О если б жизнь подвергнуть строгой правке,<text:line-break/>Ведя слогам связующий подсчёт!</text:p>
      <text:p text:style-name="P8"/>
      <text:p text:style-name="P8">Открой глаза, гляделки, очи, вежды:<text:line-break/><text:soft-page-break/>Ты видишь мир, снимающий одежды.<text:line-break/>Спектакль сыгран. Брось свои надежды<text:line-break/>На третий бис, настырный человек!</text:p>
      <text:p text:style-name="P8"/>
      <text:p text:style-name="P11">Обычное пророчество поэта. Из того же ряда, что и «с свинцом в груди лежал недвижим я…» или «я умру в крещенские морозы…» (вот ещё: майкопская поэтесса Татьяна Оленина начала своё стихотворение: «Я умру весною ранней» - и умерла в марте).</text:p>
      <text:p text:style-name="P11">Быть пророком – это так естественно, так легко для поэта. Обыкновенное чудо (чудо – но обыкновенное; всего лишь чудо).</text:p>
      <text:p text:style-name="P11">Но вот – совсем иное…</text:p>
      <text:p text:style-name="P13"/>
      <text:p text:style-name="P9">Возьми, Господь, поля и реки,<text:line-break/>Как пищу, поднеси к устам.<text:line-break/>(И дол ревёт, и тают снеги,<text:line-break/>И дрожь взбегает по листам).</text:p>
      <text:p text:style-name="P9"/>
      <text:p text:style-name="P9">Возьми, Господь, мечты и цели;<text:line-break/>Меж “Ты” и <text:s/>“Я” заполни брешь,</text:p>
      <text:p text:style-name="P9">И, как Твое мы Тело съели,<text:line-break/>Ты наши устремленья съешь.</text:p>
      <text:p text:style-name="P9"/>
      <text:p text:style-name="P9">Уйми страстей своих бурленье,<text:line-break/>Душа! Я посмотреть хочу,<text:line-break/>Как выпрямляются растенья<text:line-break/>Навстречу первому лучу.</text:p>
      <text:p text:style-name="P1"><text:s text:c="2"/></text:p>
      <text:p text:style-name="P11">Этот потрясающий, испепеляющий, бьющий наотмашь пасхальный псалом-крик – <text:span text:style-name="T1">самое последнее</text:span> стихотворение Ольги Рожанской, написанное ей <text:span text:style-name="T1">за неделю до гибели</text:span>.</text:p>
      <text:p text:style-name="P11">Не знаю, как мне это комментировать и возможно ли комментировать вообще.</text:p>
      <text:p text:style-name="P11">Такого не было во всей русской литературе. Да и во всей мировой литературе, думаю, тоже.</text:p>
      <text:p text:style-name="P11">Это – не «страница из истории литературы»; это момент бытия <text:span text:style-name="T1">Духа</text:span>…</text:p>
      <text:p text:style-name="P13"/>
      <text:p text:style-name="P2">Кирилл Анкудинов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ree Times" svg:font-family="'Free Tim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20pt" style:font-size-asian="2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ndrey </meta:initial-creator>
    <meta:creation-date>2011-11-04T20:03:22</meta:creation-date>
    <dc:date>2011-11-04T21:43:54</dc:date>
    <dc:creator>annndrey </dc:creator>
    <meta:editing-duration>PT00H08M34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6" meta:paragraph-count="90" meta:word-count="1699" meta:character-count="11021"/>
  </office:meta>
</office:document-meta>
</file>